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8.957cm"/>
    </style:style>
    <style:style style:name="co5" style:family="table-column">
      <style:table-column-properties fo:break-before="auto" style:column-width="3.792cm"/>
    </style:style>
    <style:style style:name="ro1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direction="ltr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1" table:number-columns-repeated="5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iste von Fehlermeldunge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Fehlercode:</text:p>
          </table:table-cell>
          <table:table-cell table:style-name="ce5" office:value-type="string" calcext:value-type="string">
            <text:p>Quelle:</text:p>
          </table:table-cell>
          <table:table-cell table:style-name="ce5" office:value-type="string" calcext:value-type="string">
            <text:p>Beschreibung</text:p>
          </table:table-cell>
          <table:table-cell table:number-columns-repeated="5"/>
          <table:table-cell table:style-name="ce7"/>
        </table:table-row>
        <table:table-row table:style-name="ro1">
          <table:table-cell/>
          <table:table-cell office:value-type="string" calcext:value-type="string">
            <text:p>1xxx <text:span text:style-name="T1">Fehler zur Datenbank</text:span>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style-name="ce6" office:value-type="string" calcext:value-type="string">
            <text:p>Globalwebmethods/ GetLoginData | LoginScript/ LoginRecieve</text:p>
          </table:table-cell>
          <table:table-cell office:value-type="string" calcext:value-type="string">
            <text:p>Ausnahme bezüglich der Datenbank oder anderer Grun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style-name="ce6" office:value-type="string" calcext:value-type="string">
            <text:p>Globalwebmethods/ GetLoginData | LoginScript/ LoginRecieve</text:p>
          </table:table-cell>
          <table:table-cell office:value-type="string" calcext:value-type="string">
            <text:p>Mehrere Benutzer mit selben Login Gespeichert oder ein Schüler ist auch als Lehrer gespeicher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2xxx <text:span text:style-name="T1">Ajax Fehler</text:span>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string" calcext:value-type="string">
            <text:p>LoginScript/ LoginRecieve</text:p>
          </table:table-cell>
          <table:table-cell office:value-type="string" calcext:value-type="string">
            <text:p>Wie gesagt: Ajax Fehler (JSON, oder andere Ursache (Parameternamen auf Gleichheit gepfüft?)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LoginScript/ CheckLoggedin</text:p>
          </table:table-cell>
          <table:table-cell office:value-type="string" calcext:value-type="string">
            <text:p>Kann entstehen wenn geprüft wird ob man schon eingeloggt ist (Ajax stuff überprüfen)</text:p>
          </table:table-cell>
          <table:table-cell table:number-columns-repeated="6"/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8:14:53.358000000</meta:creation-date>
    <dc:date>2014-01-12T16:16:35.618000000</dc:date>
    <meta:editing-duration>PT1M35S</meta:editing-duration>
    <meta:editing-cycles>2</meta:editing-cycles>
    <meta:generator>LibreOffice/4.1.2.3$Windows_x86 LibreOffice_project/40b2d7fde7e8d2d7bc5a449dc65df4d08a7dd38</meta:generator>
    <meta:document-statistic meta:table-count="1" meta:cell-count="18" meta:object-count="0"/>
  </office:meta>
</office:document-meta>
</file>